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onospace" svg:font-family="monospace"/>
    <style:font-face style:name="Courier 10 Pitch1" svg:font-family="'Courier 10 Pitch'" style:font-pitch="fixed"/>
    <style:font-face style:name="Courier 10 Pitch" svg:font-family="'Courier 10 Pitch'" style:font-adornments="Regular"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698e1"/>
    </style:style>
    <style:style style:name="P2" style:family="paragraph" style:parent-style-name="Standard">
      <style:paragraph-properties fo:text-align="start" style:justify-single-word="false"/>
      <style:text-properties officeooo:paragraph-rsid="001698e1"/>
    </style:style>
    <style:style style:name="P3" style:family="paragraph" style:parent-style-name="Standard">
      <style:text-properties officeooo:paragraph-rsid="002cdd8d"/>
    </style:style>
    <style:style style:name="P4" style:family="paragraph" style:parent-style-name="Text_20_body">
      <style:text-properties officeooo:paragraph-rsid="0016f113"/>
    </style:style>
    <style:style style:name="P5" style:family="paragraph" style:parent-style-name="Text_20_body">
      <style:text-properties officeooo:paragraph-rsid="00185462"/>
    </style:style>
    <style:style style:name="P6" style:family="paragraph" style:parent-style-name="Text_20_body">
      <style:text-properties officeooo:paragraph-rsid="001a3fc4"/>
    </style:style>
    <style:style style:name="P7" style:family="paragraph" style:parent-style-name="Text_20_body" style:list-style-name="L1">
      <style:text-properties officeooo:paragraph-rsid="001a3fc4"/>
    </style:style>
    <style:style style:name="P8" style:family="paragraph" style:parent-style-name="Text_20_body">
      <style:text-properties officeooo:paragraph-rsid="001b85d9"/>
    </style:style>
    <style:style style:name="P9" style:family="paragraph" style:parent-style-name="Text_20_body" style:list-style-name="L2">
      <style:text-properties officeooo:paragraph-rsid="001b85d9"/>
    </style:style>
    <style:style style:name="P10" style:family="paragraph" style:parent-style-name="Text_20_body" style:list-style-name="L2">
      <style:text-properties officeooo:paragraph-rsid="001ced81"/>
    </style:style>
    <style:style style:name="P11" style:family="paragraph" style:parent-style-name="Text_20_body" style:list-style-name="L2">
      <style:text-properties officeooo:paragraph-rsid="001e861a"/>
    </style:style>
    <style:style style:name="P12" style:family="paragraph" style:parent-style-name="Text_20_body" style:list-style-name="L2">
      <style:text-properties officeooo:paragraph-rsid="0020d49f"/>
    </style:style>
    <style:style style:name="P13" style:family="paragraph" style:parent-style-name="Text_20_body" style:list-style-name="L2">
      <style:text-properties officeooo:paragraph-rsid="0023f4ab"/>
    </style:style>
    <style:style style:name="P14" style:family="paragraph" style:parent-style-name="Text_20_body" style:list-style-name="L2">
      <style:text-properties officeooo:paragraph-rsid="002459e9"/>
    </style:style>
    <style:style style:name="P15" style:family="paragraph" style:parent-style-name="Text_20_body">
      <style:text-properties officeooo:paragraph-rsid="001e861a"/>
    </style:style>
    <style:style style:name="P16" style:family="paragraph" style:parent-style-name="Text_20_body">
      <style:text-properties officeooo:paragraph-rsid="0022b525"/>
    </style:style>
    <style:style style:name="P17" style:family="paragraph" style:parent-style-name="Text_20_body">
      <style:text-properties officeooo:paragraph-rsid="00240c95"/>
    </style:style>
    <style:style style:name="P18" style:family="paragraph" style:parent-style-name="Text_20_body" style:list-style-name="L3">
      <style:text-properties officeooo:paragraph-rsid="0026ae65"/>
    </style:style>
    <style:style style:name="P19" style:family="paragraph" style:parent-style-name="Text_20_body" style:list-style-name="L3">
      <style:text-properties officeooo:paragraph-rsid="0029f6ff"/>
    </style:style>
    <style:style style:name="P20" style:family="paragraph" style:parent-style-name="Text_20_body" style:list-style-name="L3">
      <style:text-properties officeooo:paragraph-rsid="002ac76d"/>
    </style:style>
    <style:style style:name="P21" style:family="paragraph" style:parent-style-name="Text_20_body">
      <style:text-properties officeooo:paragraph-rsid="002b6db0"/>
    </style:style>
    <style:style style:name="P22" style:family="paragraph" style:parent-style-name="Text_20_body" style:list-style-name="L4">
      <style:text-properties officeooo:paragraph-rsid="002b6db0"/>
    </style:style>
    <style:style style:name="P23" style:family="paragraph" style:parent-style-name="Text_20_body">
      <style:text-properties officeooo:paragraph-rsid="002bb5b6"/>
    </style:style>
    <style:style style:name="P24" style:family="paragraph" style:parent-style-name="Text_20_body">
      <style:text-properties officeooo:paragraph-rsid="002cdd8d"/>
    </style:style>
    <style:style style:name="P25" style:family="paragraph" style:parent-style-name="Text_20_body" style:list-style-name="L2">
      <style:paragraph-properties fo:break-before="page"/>
      <style:text-properties officeooo:paragraph-rsid="0020d49f"/>
    </style:style>
    <style:style style:name="P26" style:family="paragraph" style:parent-style-name="Heading_20_1">
      <style:paragraph-properties fo:text-align="center" style:justify-single-word="false"/>
      <style:text-properties fo:font-size="40pt" style:font-size-asian="40pt" style:font-size-complex="40pt"/>
    </style:style>
    <style:style style:name="P27" style:family="paragraph" style:parent-style-name="Heading_20_1">
      <style:text-properties officeooo:paragraph-rsid="0016f113"/>
    </style:style>
    <style:style style:name="P28" style:family="paragraph" style:parent-style-name="Heading_20_1" style:list-style-name="">
      <style:text-properties officeooo:paragraph-rsid="0016f113"/>
    </style:style>
    <style:style style:name="P29" style:family="paragraph" style:parent-style-name="Heading_20_1">
      <style:paragraph-properties fo:break-before="page"/>
      <style:text-properties officeooo:paragraph-rsid="001698e1"/>
    </style:style>
    <style:style style:name="P30" style:family="paragraph" style:parent-style-name="Heading_20_1">
      <style:paragraph-properties fo:break-before="page"/>
      <style:text-properties officeooo:paragraph-rsid="0016f113"/>
    </style:style>
    <style:style style:name="P31" style:family="paragraph" style:parent-style-name="Heading_20_2">
      <style:text-properties officeooo:paragraph-rsid="0016f113"/>
    </style:style>
    <style:style style:name="P32" style:family="paragraph" style:parent-style-name="Heading_20_2" style:list-style-name="">
      <style:text-properties officeooo:paragraph-rsid="0016f113"/>
    </style:style>
    <style:style style:name="P33" style:family="paragraph" style:parent-style-name="Heading_20_2">
      <style:paragraph-properties fo:break-before="page"/>
      <style:text-properties officeooo:paragraph-rsid="0016f113"/>
    </style:style>
    <style:style style:name="P34" style:family="paragraph" style:parent-style-name="Code_20_sample">
      <style:text-properties officeooo:paragraph-rsid="002b6db0"/>
    </style:style>
    <style:style style:name="P35" style:family="paragraph" style:parent-style-name="Code_20_sample">
      <style:text-properties officeooo:paragraph-rsid="002bb5b6"/>
    </style:style>
    <style:style style:name="P36" style:family="paragraph" style:parent-style-name="Contents_20_1">
      <style:paragraph-properties>
        <style:tab-stops>
          <style:tab-stop style:position="6.9252in" style:type="right" style:leader-style="dotted" style:leader-text="."/>
        </style:tab-stops>
      </style:paragraph-properties>
    </style:style>
    <style:style style:name="P37" style:family="paragraph" style:parent-style-name="Contents_20_2">
      <style:paragraph-properties>
        <style:tab-stops>
          <style:tab-stop style:position="6.7283in" style:type="right" style:leader-style="dotted" style:leader-text="."/>
        </style:tab-stops>
      </style:paragraph-properties>
    </style:style>
    <style:style style:name="P38" style:family="paragraph" style:parent-style-name="Heading_20_3">
      <style:text-properties officeooo:paragraph-rsid="002b6db0"/>
    </style:style>
    <style:style style:name="P39" style:family="paragraph" style:parent-style-name="Heading_20_3">
      <style:text-properties officeooo:paragraph-rsid="002cdd8d"/>
    </style:style>
    <style:style style:name="P40" style:family="paragraph" style:parent-style-name="Heading_20_3">
      <style:text-properties fo:color="#0000ff" style:font-name="Courier 10 Pitch1" officeooo:paragraph-rsid="002cdd8d"/>
    </style:style>
    <style:style style:name="P4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698e1"/>
    </style:style>
    <style:style style:name="T2" style:family="text">
      <style:text-properties officeooo:rsid="0016f113"/>
    </style:style>
    <style:style style:name="T3" style:family="text">
      <style:text-properties officeooo:rsid="00185462"/>
    </style:style>
    <style:style style:name="T4" style:family="text">
      <style:text-properties officeooo:rsid="001a3fc4"/>
    </style:style>
    <style:style style:name="T5" style:family="text">
      <style:text-properties style:font-name="Courier 10 Pitch1"/>
    </style:style>
    <style:style style:name="T6" style:family="text">
      <style:text-properties style:font-name="Courier 10 Pitch1" officeooo:rsid="002cdd8d"/>
    </style:style>
    <style:style style:name="T7" style:family="text">
      <style:text-properties fo:color="#0000ff"/>
    </style:style>
    <style:style style:name="T8" style:family="text">
      <style:text-properties fo:color="#0000ff" style:font-name="Courier 10 Pitch1" officeooo:rsid="001a3fc4"/>
    </style:style>
    <style:style style:name="T9" style:family="text">
      <style:text-properties fo:color="#0000ff" style:font-name="Courier 10 Pitch1" officeooo:rsid="001b85d9"/>
    </style:style>
    <style:style style:name="T10" style:family="text">
      <style:text-properties fo:color="#0000ff" style:font-name="Courier 10 Pitch1" officeooo:rsid="001ced81"/>
    </style:style>
    <style:style style:name="T11" style:family="text">
      <style:text-properties fo:color="#0000ff" style:font-name="Courier 10 Pitch1" officeooo:rsid="001e861a"/>
    </style:style>
    <style:style style:name="T12" style:family="text">
      <style:text-properties fo:color="#0000ff" style:font-name="Courier 10 Pitch1" officeooo:rsid="0022b525"/>
    </style:style>
    <style:style style:name="T13" style:family="text">
      <style:text-properties fo:color="#0000ff" style:font-name="Courier 10 Pitch1" officeooo:rsid="0023f4ab"/>
    </style:style>
    <style:style style:name="T14" style:family="text">
      <style:text-properties fo:color="#0000ff" style:font-name="Courier 10 Pitch1" officeooo:rsid="00240c95"/>
    </style:style>
    <style:style style:name="T15" style:family="text">
      <style:text-properties fo:color="#0000ff" style:font-name="Courier 10 Pitch1" officeooo:rsid="002b6db0"/>
    </style:style>
    <style:style style:name="T16" style:family="text">
      <style:text-properties fo:color="#0000ff" style:font-name="Courier 10 Pitch1" officeooo:rsid="002bb5b6"/>
    </style:style>
    <style:style style:name="T17" style:family="text">
      <style:text-properties fo:color="#0000ff" style:font-name="Courier 10 Pitch1" officeooo:rsid="002cdd8d"/>
    </style:style>
    <style:style style:name="T18" style:family="text">
      <style:text-properties fo:color="#0000ff" officeooo:rsid="002cdd8d"/>
    </style:style>
    <style:style style:name="T19" style:family="text">
      <style:text-properties fo:font-style="italic" officeooo:rsid="00185462" style:font-style-asian="italic" style:font-style-complex="italic"/>
    </style:style>
    <style:style style:name="T20" style:family="text">
      <style:text-properties fo:font-style="italic" officeooo:rsid="001b85d9" style:font-style-asian="italic" style:font-style-complex="italic"/>
    </style:style>
    <style:style style:name="T21" style:family="text">
      <style:text-properties fo:font-style="italic" officeooo:rsid="001ced81" style:font-style-asian="italic" style:font-style-complex="italic"/>
    </style:style>
    <style:style style:name="T22" style:family="text">
      <style:text-properties fo:font-style="italic" officeooo:rsid="001a3fc4" style:font-style-asian="italic" style:font-style-complex="italic"/>
    </style:style>
    <style:style style:name="T23" style:family="text">
      <style:text-properties fo:font-style="italic" officeooo:rsid="001f3225" style:font-style-asian="italic" style:font-style-complex="italic"/>
    </style:style>
    <style:style style:name="T24" style:family="text">
      <style:text-properties fo:font-style="italic" officeooo:rsid="001e861a" style:font-style-asian="italic" style:font-style-complex="italic"/>
    </style:style>
    <style:style style:name="T25" style:family="text">
      <style:text-properties fo:font-style="italic" officeooo:rsid="0022b525" style:font-style-asian="italic" style:font-style-complex="italic"/>
    </style:style>
    <style:style style:name="T26" style:family="text">
      <style:text-properties fo:font-style="italic" officeooo:rsid="0023f4ab" style:font-style-asian="italic" style:font-style-complex="italic"/>
    </style:style>
    <style:style style:name="T27" style:family="text">
      <style:text-properties fo:font-style="italic" officeooo:rsid="00240c95" style:font-style-asian="italic" style:font-style-complex="italic"/>
    </style:style>
    <style:style style:name="T28" style:family="text">
      <style:text-properties fo:font-style="italic" officeooo:rsid="002bb5b6" style:font-style-asian="italic" style:font-style-complex="italic"/>
    </style:style>
    <style:style style:name="T29" style:family="text">
      <style:text-properties fo:font-style="italic" officeooo:rsid="002cdd8d" style:font-style-asian="italic" style:font-style-complex="italic"/>
    </style:style>
    <style:style style:name="T30" style:family="text">
      <style:text-properties officeooo:rsid="001b85d9"/>
    </style:style>
    <style:style style:name="T31" style:family="text">
      <style:text-properties officeooo:rsid="001ced81"/>
    </style:style>
    <style:style style:name="T32" style:family="text">
      <style:text-properties officeooo:rsid="001e861a"/>
    </style:style>
    <style:style style:name="T33" style:family="text">
      <style:text-properties officeooo:rsid="001f3225"/>
    </style:style>
    <style:style style:name="T34" style:family="text">
      <style:text-properties officeooo:rsid="0020d49f"/>
    </style:style>
    <style:style style:name="T35" style:family="text">
      <style:text-properties officeooo:rsid="0022b525"/>
    </style:style>
    <style:style style:name="T36" style:family="text">
      <style:text-properties officeooo:rsid="00237070"/>
    </style:style>
    <style:style style:name="T37" style:family="text">
      <style:text-properties officeooo:rsid="0023f4ab"/>
    </style:style>
    <style:style style:name="T38" style:family="text">
      <style:text-properties officeooo:rsid="00240c95"/>
    </style:style>
    <style:style style:name="T39" style:family="text">
      <style:text-properties officeooo:rsid="002459e9"/>
    </style:style>
    <style:style style:name="T40" style:family="text">
      <style:text-properties officeooo:rsid="0026ae65"/>
    </style:style>
    <style:style style:name="T41" style:family="text">
      <style:text-properties officeooo:rsid="0029f6ff"/>
    </style:style>
    <style:style style:name="T42" style:family="text">
      <style:text-properties officeooo:rsid="002b6db0"/>
    </style:style>
    <style:style style:name="T43" style:family="text">
      <style:text-properties officeooo:rsid="002bb5b6"/>
    </style:style>
    <style:style style:name="T44" style:family="text">
      <style:text-properties officeooo:rsid="002cdd8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span text:style-name="T1">JSLisp</text:span></text:h>
      <text:p text:style-name="P1"><text:span text:style-name="T1">v 0.0.1</text:span></text:p>
      <text:p text:style-name="P1"><text:span text:style-name="T1"/></text:p>
      <text:p text:style-name="P1"><text:span text:style-name="T1">Documentation</text:span></text:p>
      <text:p text:style-name="P1"><text:span text:style-name="T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JSLisp<text:tab/>1</text:p>
          <text:p text:style-name="P36">Introduction<text:tab/>2</text:p>
          <text:p text:style-name="P36">License<text:tab/>2</text:p>
          <text:p text:style-name="P36">Similarities with Common Lisp<text:tab/>3</text:p>
          <text:p text:style-name="P36">Differences from Common Lisp<text:tab/>4</text:p>
          <text:p text:style-name="P36">Reference<text:tab/>6</text:p>
          <text:p text:style-name="P37">Data types<text:tab/>6</text:p>
          <text:p text:style-name="P37">Namespaces<text:tab/>6</text:p>
          <text:p text:style-name="P41">Value namespace<text:tab/>6</text:p>
          <text:p text:style-name="P41">Function namespace<text:tab/>6</text:p>
          <text:p text:style-name="P41">Macro namespace<text:tab/>7</text:p>
          <text:p text:style-name="P37">Flow control<text:tab/>8</text:p>
          <text:p text:style-name="P41">progn<text:tab/>8</text:p>
          <text:p text:style-name="P41">dotimes<text:tab/>8</text:p>
          <text:p text:style-name="P41">dolist<text:tab/>8</text:p>
          <text:p text:style-name="P41">do<text:tab/>8</text:p>
          <text:p text:style-name="P41">If<text:tab/>8</text:p>
          <text:p text:style-name="P41">when<text:tab/>8</text:p>
          <text:p text:style-name="P41">unless<text:tab/>8</text:p>
          <text:p text:style-name="P41">let<text:tab/>8</text:p>
          <text:p text:style-name="P41">let*<text:tab/>8</text:p>
          <text:p text:style-name="P37">Predefined functions and macros<text:tab/>9</text:p>
          <text:p text:style-name="P37">Libraries<text:tab/>9</text:p>
          <text:p text:style-name="P37">Reader customization<text:tab/>9</text:p>
          <text:p text:style-name="P36">The REPL<text:tab/>9</text:p>
          <text:p text:style-name="P36">Implementation<text:tab/>9</text:p>
          <text:p text:style-name="P37">Implementation of namespaces<text:tab/>9</text:p>
          <text:p text:style-name="P37">Defmacro, macrolet, symbol-macrolet<text:tab/>9</text:p>
          <text:p text:style-name="P37">JS-Compile<text:tab/>9</text:p>
          <text:p text:style-name="P37">Bootstrap<text:tab/>9</text:p>
          <text:p text:style-name="P37">Compatibility<text:tab/>9</text:p>
        </text:index-body>
      </text:table-of-content>
      <text:p text:style-name="P2"><text:span text:style-name="T1"/></text:p>
      <text:h text:style-name="P29" text:outline-level="1"><text:span text:style-name="T1">Introduction</text:span></text:h>
      <text:p text:style-name="P4"><text:span text:style-name="T2">JSLisp is an implementation of a Lisp dialect as a compiler that generates Javascript code. It has both strong similarities and strong differences with Common Lisp, after which is anyway modeled for the main structure.</text:span></text:p>
      <text:p text:style-name="P4"><text:span text:style-name="T2">The main rule I followed was however to respect the underlying Javascript runtime, so when Javascript and Common Lisp did not agree on a certain basic feature (e.g. string mutability) the choice has been to follow Javascript.</text:span></text:p>
      <text:p text:style-name="P4"><text:span text:style-name="T2">In my opinion Common Lisp is a nice language, but many of the choices made are there just because of historical accidents, and not because of a well thought design process. Common Lisp is a standard, the result of the work of a Committee and this means that it shouldn't surprise that pure logic is not the only force behind a few decisions.</text:span></text:p>
      <text:p text:style-name="P4"><text:span text:style-name="T2">I'm not a Common Lisp expert however, so may be a few divergences in this implementation are indeed just mistakes, time will judge.</text:span></text:p>
      <text:p text:style-name="P4"><text:span text:style-name="T2">JSLisp is for now just an experiment to marry the flexibility of Lisp idea with the WEB world and the efficiency of modern runtime environments for Javascript. Efficiency is what surprised me most... when writing small toy examples the execution speed is closer to highly optimize compilers like SBCL than to interpreters like CLisp.</text:span></text:p>
      <text:h text:style-name="P27" text:outline-level="1"><text:span text:style-name="T2">License</text:span></text:h>
      <text:p text:style-name="P4"><text:span text:style-name="T2"/></text:p>
      <text:p text:style-name="Standard">Copyright (c) 2011 by Andrea Griffini</text:p>
      <text:p text:style-name="Standard"/>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Standard">The above copyright notice and this permission notice shall be included in all copies or substantial portions of the Software.</text:p>
      <text:p text:style-name="Standard"/>
      <text:p text:style-name="Standard">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Standard"/>
      <text:h text:style-name="P27" text:outline-level="1"><text:soft-page-break/><text:span text:style-name="T2">Similarities with Common Lisp</text:span></text:h>
      <text:p text:style-name="P5"><text:span text:style-name="T3">JSLisp is a LISP-2 (actually a LISP-3 as described in detail later). A symbol in the “</text:span><text:span text:style-name="T19">function position</text:span><text:span text:style-name="T3">” of a form will be looked up </text:span><text:span text:style-name="T4">differently</text:span><text:span text:style-name="T3"> than a </text:span><text:span text:style-name="T4">symbol</text:span><text:span text:style-name="T3"> in a “</text:span><text:span text:style-name="T26">value</text:span><text:span text:style-name="T19"> position</text:span><text:span text:style-name="T3">” of a form.</text:span></text:p>
      <text:p text:style-name="P5"><text:span text:style-name="T3">Therefore JSLisp </text:span><text:span text:style-name="T37">in this </text:span><text:span text:style-name="T3">is </text:span><text:span text:style-name="T37">closer</text:span><text:span text:style-name="T3"> to Common Lisp than to Scheme.</text:span></text:p>
      <text:p text:style-name="P6"><text:span text:style-name="T3">JSLisp implement unhygienic macros </text:span><text:span text:style-name="T4">with </text:span><text:span text:style-name="T8">defmacro</text:span><text:span text:style-name="T3">, with the meaning that it is possible in a macro to capture or introduce new bindings from the expansion context.</text:span></text:p>
      <text:p text:style-name="P6"><text:span text:style-name="T3">This is a powerful feature sometimes and writing practically hygienic macros is not very hard. The code in a macro is just full Lisp, with no compromises... the idea of template-based only macro expansion is in my opinion substantially broken and against the Lisp freedom model.</text:span></text:p>
      <text:p text:style-name="P5"><text:span text:style-name="T3">JSLisp allows to customize the </text:span><text:span text:style-name="T19">read</text:span><text:span text:style-name="T3"> process (even if a different approach from Common Lisp).</text:span></text:p>
      <text:p text:style-name="P6"><text:span text:style-name="T4">JSLisp implements </text:span><text:span text:style-name="T8">&amp;rest</text:span><text:span text:style-name="T4"> and </text:span><text:span text:style-name="T8">&amp;key</text:span><text:span text:style-name="T4"> argument support for functions and macros.</text:span></text:p>
      <text:p text:style-name="P15"><text:span text:style-name="T32">JSLisp scoping rules are those of Common Lisp (</text:span><text:span text:style-name="T36">e.g. for </text:span><text:span text:style-name="T11">let</text:span><text:span text:style-name="T32">, </text:span><text:span text:style-name="T11">let*</text:span><text:span text:style-name="T32">, </text:span><text:span text:style-name="T11">do...</text:span><text:span text:style-name="T32">, </text:span><text:span text:style-name="T11">labels</text:span><text:span text:style-name="T32">, </text:span><text:span text:style-name="T11">macrolet</text:span><text:span text:style-name="T32">, </text:span><text:span text:style-name="T11">symbol-macrolet</text:span><text:span text:style-name="T32">) and not the ones from Javascript.<text:line-break/>This often require wrapping a portion of code in a function construct </text:span><text:span text:style-name="T36">during compilation</text:span><text:span text:style-name="T32">, but this is common pattern used also when writing directly in Javascript because native scoping rules are just horrible.</text:span></text:p>
      <text:p text:style-name="P16"><text:span text:style-name="T35">JSLisp symbols can contain any character. This is </text:span><text:span text:style-name="T36">implemented</text:span><text:span text:style-name="T35"> by mangling and unmangling as needed. The global Javascript namespace is used for symbol's </text:span><text:span text:style-name="T25">value</text:span><text:span text:style-name="T35">, </text:span><text:span text:style-name="T25">function</text:span><text:span text:style-name="T35">, and </text:span><text:span text:style-name="T25">macro</text:span><text:span text:style-name="T35"> cells but with names that contains a double dollar sequence to avoid clashing.</text:span></text:p>
      <text:p text:style-name="P16"><text:span text:style-name="T35">JSLisp supports both </text:span><text:span text:style-name="T25">lexical</text:span><text:span text:style-name="T35"> </text:span><text:span text:style-name="T36">(default) </text:span><text:span text:style-name="T35">and </text:span><text:span text:style-name="T25">dynamic</text:span><text:span text:style-name="T35"> scoping. Dynamic scoping is only for variables that have been defined with </text:span><text:span text:style-name="T12">defvar</text:span><text:span text:style-name="T35">.</text:span></text:p>
      <text:p text:style-name="P17"><text:span text:style-name="T38">JSLisp relational operators are all variadic. The “different” </text:span><text:span text:style-name="T14">(/= ...)</text:span><text:span text:style-name="T38"> operator uses the same Common Lisp semantic (the meaning is “</text:span><text:span text:style-name="T27">no two operands are equal</text:span><text:span text:style-name="T38">”, logically different from the negation of the “equal” </text:span><text:span text:style-name="T14">(= ...)</text:span><text:span text:style-name="T38"> operator when more than two operands are used).</text:span></text:p>
      <text:h text:style-name="P30" text:outline-level="1"><text:span text:style-name="T2">Differences from Common Lisp</text:span></text:h>
      <text:p text:style-name="P6"><text:span text:style-name="T4">JSLisp is also very different from Common Lisp, mainly for two reasons:</text:span></text:p>
      <text:list xml:id="list212767226" text:style-name="L1">
        <text:list-item>
          <text:p text:style-name="P7"><text:span text:style-name="T4">When the underlying Javascript runtime environment supported a different view on a specific topic and when implementing Lisp view </text:span><text:span text:style-name="T33">(of course always possible) </text:span><text:span text:style-name="T4">would mean a </text:span><text:span text:style-name="T22">serious</text:span><text:span text:style-name="T4"> impact on the efficiency.</text:span></text:p>
        </text:list-item>
        <text:list-item>
          <text:p text:style-name="P7"><text:span text:style-name="T4">When in my eyes the choice of Common Lisp was just an arbitrary historical incident and not a structural logical choice.<text:line-break/>Common Lisp comes from the unification of many Lisp dialects and in many cases the choices made are because of implementation details of those dialects.<text:line-break/>Given that JSLisp </text:span><text:span text:style-name="T30">(because of 1) </text:span><text:span text:style-name="T4">doesn't </text:span><text:span text:style-name="T33">want</text:span><text:span text:style-name="T4"> </text:span><text:span text:style-name="T33">to be</text:span><text:span text:style-name="T30"> </text:span><text:span text:style-name="T4">a standard Common Lisp implementation there is no need to </text:span><text:span text:style-name="T30">feel too much constrained by</text:span><text:span text:style-name="T4"> those choices.<text:line-break/></text:span><text:span text:style-name="T33">I'm of course always well open to explanations or suggestion about why it would be more logical to put JSLisp back on Common Lisp track on specific issues.<text:line-break/>Just note however that “</text:span><text:span text:style-name="T23">because Common Lisp does so</text:span><text:span text:style-name="T33">” for me is not a very good reason per se (in all honesty not a negative, but not a strong positive).</text:span></text:p>
        </text:list-item>
      </text:list>
      <text:p text:style-name="P8"><text:span text:style-name="T30">The main differences are:</text:span></text:p>
      <text:list xml:id="list1715406948" text:style-name="L2">
        <text:list-item>
          <text:p text:style-name="P9"><text:span text:style-name="T30">Lists are represented using Javascript arrays. This means there are no </text:span><text:span text:style-name="T9">CAR</text:span><text:span text:style-name="T30">/</text:span><text:span text:style-name="T9">CDR</text:span><text:span text:style-name="T30"> functions and no distinct vector type. Yes. I'm serious. It's a Lisp </text:span><text:span text:style-name="T20">without</text:span><text:span text:style-name="T30"> cons cells.<text:line-break/>There is a rest function that compiles to </text:span><text:span text:style-name="T9">.slice(1)</text:span><text:span text:style-name="T30"> and that therefore returns a </text:span><text:span text:style-name="T20">copy</text:span><text:span text:style-name="T30"> of the “rest” of a list </text:span><text:span text:style-name="T20">without sharing on the top level</text:span><text:span text:style-name="T30">. <text:line-break/>Another implication is that </text:span><text:span text:style-name="T9">push</text:span><text:span text:style-name="T30"> is in JSLisp justs a regular function and doesn't need to be a macro (I lied, push is also a macro for efficiency reasons, see later).</text:span></text:p>
        </text:list-item>
        <text:list-item>
          <text:p text:style-name="P9"><text:span text:style-name="T30">The numeric and operator support is from Javascript runtime. This means that all numbers are basically double-float of Common Lisp and that therefore there is no support for fixnum, fractions, abitrary precision integers or complex. Addition (+) operator will add numbers and concatenate strings.</text:span></text:p>
        </text:list-item>
        <text:list-item>
          <text:p text:style-name="P9"><text:span text:style-name="T30">Native object types are:<text:line-break/>- Numbers (Javascript numbers, what Common Lisp calls </text:span><text:span text:style-name="T9">double-float</text:span><text:span text:style-name="T30">).<text:line-break/>- Strings (immutable, with unicode support)<text:line-break/>- Lists (Javascript arrays)<text:line-break/>- JS Objects (usable as Common Lisp hash-tables, but keys are strings)<text:line-break/>- </text:span><text:span text:style-name="T12">true</text:span><text:span text:style-name="T30">, </text:span><text:span text:style-name="T12">false</text:span><text:span text:style-name="T30">, </text:span><text:span text:style-name="T9">NaN</text:span><text:span text:style-name="T30">, </text:span><text:span text:style-name="T9">null</text:span><text:span text:style-name="T30"> and </text:span><text:span text:style-name="T9">undefined</text:span><text:span text:style-name="T30"> (with all their strange rules from Javascript). </text:span><text:span text:style-name="T24">There is no character type</text:span><text:span text:style-name="T32">, even if the reader knows the </text:span><text:span text:style-name="T11">#\X</text:span><text:span text:style-name="T32"> syntax with the meaning of a single-char string (not sure if I'll keep this </text:span><text:span text:style-name="T35">redundancy</text:span><text:span text:style-name="T32">).</text:span></text:p>
        </text:list-item>
        <text:list-item>
          <text:p text:style-name="P13"><text:span text:style-name="T37">There is no multiple value support</text:span></text:p>
        </text:list-item>
        <text:list-item>
          <text:p text:style-name="P13"><text:span text:style-name="T37">There is (so far) no macro destructuring parameter</text:span><text:span text:style-name="T38">s</text:span><text:span text:style-name="T37"> syntax</text:span></text:p>
        </text:list-item>
        <text:list-item>
          <text:p text:style-name="P25"><text:span text:style-name="T30">In JSLisp a macro and a function </text:span><text:span text:style-name="T20">can have the same name</text:span><text:span text:style-name="T30">. This is </text:span><text:span text:style-name="T37">technically </text:span><text:span text:style-name="T30">possible because when doing the lookup in the </text:span><text:span text:style-name="T20">function position</text:span><text:span text:style-name="T30"> of a form first the </text:span><text:span text:style-name="T20">macro namespace</text:span><text:span text:style-name="T30"> is checked and, failing that, the </text:span><text:span text:style-name="T20">function namespace</text:span><text:span text:style-name="T30"> is checked after.<text:line-break/>This is similar to what is possible with </text:span><text:span text:style-name="T9">define-compiler-macro</text:span><text:span text:style-name="T30"> of Common Lisp </text:span><text:span text:style-name="T38">(a feature that I've been told it's seldom used at application level programming)</text:span><text:span text:style-name="T30">.</text:span></text:p>
        </text:list-item>
        <text:list-item>
          <text:p text:style-name="P12"><text:span text:style-name="T31">There is a special </text:span><text:span text:style-name="T10">defmacro/f</text:span><text:span text:style-name="T31"> macro that defines at the same time a </text:span><text:span text:style-name="T21">macro</text:span><text:span text:style-name="T31"> and a </text:span><text:span text:style-name="T21">function</text:span><text:span text:style-name="T31"> with the same name (it works only if the function accepts a fixed number of arguments and to get the functions simply calls the macro expansion code with each parameter bound to the same symbol).</text:span></text:p>
        </text:list-item>
        <text:list-item>
          <text:p text:style-name="P10"><text:span text:style-name="T31">JSLisp implements </text:span><text:span text:style-name="T10">setf</text:span><text:span text:style-name="T31"> specializations but in a much simpler </text:span><text:span text:style-name="T34">and naive </text:span><text:span text:style-name="T31">way than Common Lisp. Many be I will implement the place expander logic in a future, for now when processing </text:span><text:span text:style-name="T10">(setf (xxx ...) yyy)</text:span><text:span text:style-name="T31"> </text:span><text:span text:style-name="T34">JSLisp</text:span><text:span text:style-name="T31"> simply check</text:span><text:span text:style-name="T34">s</text:span><text:span text:style-name="T31"> </text:span><text:span text:style-name="T34">to see </text:span><text:span text:style-name="T31">if there's a </text:span><text:span text:style-name="T10">(set-xxx ...)</text:span><text:span text:style-name="T31"> function </text:span><text:span text:style-name="T34">or macro</text:span><text:span text:style-name="T31"> defined to do the assignment.<text:line-break/> Failing that </text:span><text:span text:style-name="T34">at a last resort </text:span><text:span text:style-name="T31">it's checked if </text:span><text:span text:style-name="T10">xxx</text:span><text:span text:style-name="T31"> is a macro and in that case it's expanded.</text:span></text:p>
        </text:list-item>
        <text:list-item>
          <text:p text:style-name="P11"><text:span text:style-name="T32">String literals are multiline as in Common Lisp and require double-quotes, but they support the escape sequences of Javascript (e.g. </text:span><text:span text:style-name="T11">\n</text:span><text:span text:style-name="T32">, </text:span><text:span text:style-name="T11">\x04</text:span><text:span text:style-name="T32">, </text:span><text:span text:style-name="T11">\u36BF</text:span><text:span text:style-name="T32">).</text:span></text:p>
        </text:list-item>
        <text:list-item>
          <text:p text:style-name="P13"><text:span text:style-name="T37">In JSLisp relational operators (</text:span><text:span text:style-name="T13">&lt;</text:span><text:span text:style-name="T37">, </text:span><text:span text:style-name="T13">&lt;=</text:span><text:span text:style-name="T37">, </text:span><text:span text:style-name="T13">=</text:span><text:span text:style-name="T37">, </text:span><text:span text:style-name="T13">&gt;=</text:span><text:span text:style-name="T37">, </text:span><text:span text:style-name="T13">&gt;</text:span><text:span text:style-name="T37">, </text:span><text:span text:style-name="T13">/=</text:span><text:span text:style-name="T37">) are all </text:span><text:span text:style-name="T26">both macros and functions</text:span><text:span text:style-name="T37"> and the macro expansion is </text:span><text:span text:style-name="T26">short-circuiting</text:span><text:span text:style-name="T37">.<text:line-break/>This means that </text:span><text:span text:style-name="T13">(&lt; (foo) (bar) (baz))</text:span><text:span text:style-name="T37"> </text:span><text:span text:style-name="T38">will not call</text:span><text:span text:style-name="T37"> </text:span><text:span text:style-name="T13">(baz)</text:span><text:span text:style-name="T37"> if the result is known to be false from the first comparison. </text:span><text:span text:style-name="T38">This is what the </text:span><text:span text:style-name="T27">Python</text:span><text:span text:style-name="T38"> language does and I also think it's a logical thing to do.</text:span></text:p>
        </text:list-item>
        <text:list-item>
          <text:p text:style-name="P14"><text:span text:style-name="T39">There are no declaration forms (for now). May be they will be implemented in a future because they could be used to add checking/debugging code to the generated Javascript. There's however probably nothing to be gained in terms of execution speed from type declarations because the Javascript runtime is inherently dynamically typed.</text:span></text:p>
        </text:list-item>
      </text:list>
      <text:h text:style-name="P28" text:outline-level="1"><text:span text:style-name="T2"/></text:h>
      <text:h text:style-name="P30" text:outline-level="1"><text:span text:style-name="T2">Reference</text:span></text:h>
      <text:h text:style-name="P31" text:outline-level="2"><text:span text:style-name="T2">Data types</text:span></text:h>
      <text:list xml:id="list1467040896" text:style-name="L3">
        <text:list-item>
          <text:p text:style-name="P18"><text:span text:style-name="T40">Numbers</text:span></text:p>
        </text:list-item>
        <text:list-item>
          <text:p text:style-name="P18"><text:span text:style-name="T40">Strings</text:span></text:p>
        </text:list-item>
        <text:list-item>
          <text:p text:style-name="P19"><text:span text:style-name="T41">Symbols</text:span></text:p>
        </text:list-item>
        <text:list-item>
          <text:p text:style-name="P18"><text:span text:style-name="T40">Lists</text:span></text:p>
        </text:list-item>
        <text:list-item>
          <text:p text:style-name="P18"><text:span text:style-name="T40">Closures</text:span></text:p>
        </text:list-item>
        <text:list-item>
          <text:p text:style-name="P18"><text:span text:style-name="T40">Boolean</text:span></text:p>
        </text:list-item>
        <text:list-item>
          <text:p text:style-name="P18"><text:span text:style-name="T40">Null</text:span></text:p>
        </text:list-item>
        <text:list-item>
          <text:p text:style-name="P20"><text:span text:style-name="T40">Undefined</text:span></text:p>
        </text:list-item>
        <text:list-item>
          <text:p text:style-name="P20"><text:span text:style-name="T40">Objects</text:span></text:p>
        </text:list-item>
      </text:list>
      <text:h text:style-name="P31" text:outline-level="2"><text:span text:style-name="T2">Namespaces</text:span></text:h>
      <text:p text:style-name="P21"><text:span text:style-name="T42">There are three distinct namespaces; the value namespace, the function namespace and the macro namespace.</text:span></text:p>
      <text:h text:style-name="P38" text:outline-level="3"><text:span text:style-name="T42">Value namespace</text:span></text:h>
      <text:p text:style-name="P21"><text:span text:style-name="T42">This namespace contains the current value associated to a global symbol. This value can be accessed or altered by using the functions:</text:span></text:p>
      <text:p text:style-name="P34"><text:span text:style-name="T42">(symbol-value x) <text:s text:c="6"/>;; Retrieves current value of symbol x</text:span></text:p>
      <text:p text:style-name="P34"><text:span text:style-name="T42">(set-symbol-value x y) ;; Sets current value for symbol x</text:span></text:p>
      <text:p text:style-name="P21"><text:span text:style-name="T42"><text:line-break/>In the Javascript runtime the value of a symbol </text:span><text:span text:style-name="T15">x</text:span><text:span text:style-name="T42"> is stored in the global variable named “</text:span><text:span text:style-name="T15">d&lt;mangled-name&gt;</text:span><text:span text:style-name="T42">”. For example for symbol </text:span><text:span text:style-name="T15">x1</text:span><text:span text:style-name="T42"> the variable is </text:span><text:span text:style-name="T15">d$$x$49$</text:span><text:span text:style-name="T42">.</text:span></text:p>
      <text:h text:style-name="Heading_20_3" text:outline-level="3"><text:span text:style-name="T42">Function namespace</text:span></text:h>
      <text:p text:style-name="P21"><text:span text:style-name="T42">This namespace contains the current function associated to a global symbol. It can be accessed or altered by the two functions</text:span></text:p>
      <text:p text:style-name="P34"><text:span text:style-name="T42">(symbol-function x) <text:s text:c="6"/>;; Current function of symbol x</text:span></text:p>
      <text:p text:style-name="P34"><text:span text:style-name="T42">(set-symbol-function x y) ;; Sets function for symbol x</text:span></text:p>
      <text:p text:style-name="P21"><text:span text:style-name="T42"><text:line-break/>In the Javascript runtime the function of a symbol </text:span><text:span text:style-name="T15">x</text:span><text:span text:style-name="T42"> is stored in the global variable named “</text:span><text:span text:style-name="T15">f&lt;mangled-name&gt;</text:span><text:span text:style-name="T42">”. For example for symbol </text:span><text:span text:style-name="T15">foo</text:span><text:span text:style-name="T42"> the variable is </text:span><text:span text:style-name="T15">f$$foo</text:span><text:span text:style-name="T42">.</text:span></text:p>
      <text:h text:style-name="P38" text:outline-level="3"><text:soft-page-break/><text:span text:style-name="T42">Macro namespace</text:span></text:h>
      <text:p text:style-name="P21"><text:span text:style-name="T42">This namespace contains the current macro associated to a global symbol. It can be accessed or altered by the two functions</text:span></text:p>
      <text:p text:style-name="P34"><text:span text:style-name="T42">(symbol-macro x) <text:s text:c="6"/>;; Retrieves current macro of symbol x</text:span></text:p>
      <text:p text:style-name="P34"><text:span text:style-name="T42">(set-symbol-macro x y) ;; Sets macro expander for symbol x</text:span></text:p>
      <text:p text:style-name="P21"><text:span text:style-name="T42"><text:line-break/>In the Javascript runtime the macro of a symbol </text:span><text:span text:style-name="T15">x</text:span><text:span text:style-name="T42"> is stored in the global variable named “</text:span><text:span text:style-name="T15">m&lt;mangled-name&gt;</text:span><text:span text:style-name="T42">”. For example for symbol </text:span><text:span text:style-name="T15">&lt;</text:span><text:span text:style-name="T42"> the variable is </text:span><text:span text:style-name="T15">m$$$60$</text:span><text:span text:style-name="T42">.</text:span></text:p>
      <text:p text:style-name="P21"><text:span text:style-name="T42">The macro value of a symbol is used by the compiling function (js-compile ...) when a symbol is found in the function position of a form. In this case the logic is:</text:span></text:p>
      <text:list xml:id="list737881678" text:style-name="L4">
        <text:list-item>
          <text:p text:style-name="P22"><text:span text:style-name="T42">If there is a lexical macro currently visible with that name then it is expanded</text:span></text:p>
        </text:list-item>
        <text:list-item>
          <text:p text:style-name="P22"><text:span text:style-name="T42">If there is a global macro with that name then it is expanded</text:span></text:p>
        </text:list-item>
        <text:list-item>
          <text:p text:style-name="P22"><text:span text:style-name="T42">Otherwise the code for calling a function associated to the symbol is generated.<text:line-break/>For example the </text:span><text:span text:style-name="T43">Lisp </text:span><text:span text:style-name="T42">code </text:span><text:span text:style-name="T15">(foo x)</text:span><text:span text:style-name="T42"> in this case will generate</text:span><text:span text:style-name="T43"> the Javascript code<text:line-break/></text:span><text:span text:style-name="T15">(f$$foo(d$$x))</text:span><text:span text:style-name="T42">. </text:span><text:span text:style-name="T43">Note also that </text:span><text:span text:style-name="T16">f$$foo</text:span><text:span text:style-name="T43"> could actually be bound to a </text:span><text:span text:style-name="T28">lexical function</text:span><text:span text:style-name="T43"> because of a containing </text:span><text:span text:style-name="T16">(labels ...)</text:span><text:span text:style-name="T43"> form.</text:span></text:p>
        </text:list-item>
      </text:list>
      <text:p text:style-name="P23"><text:span text:style-name="T43">Macro expansion is done at compilation time. After a form is compiled defining a macro for the first symbol in the form will have no effect on already compiled functions; redefining instead the function associate to a symbol will affect also previously compiled function where the call has been compiled to a global function call.</text:span></text:p>
      <text:p text:style-name="P23"><text:span text:style-name="T43">When a </text:span><text:span text:style-name="T16">(labels ...)</text:span><text:span text:style-name="T43"> form is compiled any </text:span><text:span text:style-name="T28">global</text:span><text:span text:style-name="T43"> or </text:span><text:span text:style-name="T28">lexical</text:span><text:span text:style-name="T43"> macros bound to function names defined in the labels part will not be considered. In other words...</text:span></text:p>
      <text:p text:style-name="P35"><text:span text:style-name="T43">(defmacro foo (x y)</text:span></text:p>
      <text:p text:style-name="P35"><text:span text:style-name="T43"><text:s text:c="2"/>`(+ ,x ,y))</text:span></text:p>
      <text:p text:style-name="P35"><text:span text:style-name="T43"/></text:p>
      <text:p text:style-name="P35"><text:span text:style-name="T43">(let ((x 3)</text:span></text:p>
      <text:p text:style-name="P35"><text:span text:style-name="T43"><text:s text:c="6"/>(y 4))</text:span></text:p>
      <text:p text:style-name="P35"><text:span text:style-name="T43"><text:s text:c="2"/>(list (labels ((foo (x y) (* x y)))</text:span></text:p>
      <text:p text:style-name="P35"><text:span text:style-name="T43"><text:s text:c="10"/>(foo x y))</text:span></text:p>
      <text:p text:style-name="P35"><text:span text:style-name="T43"><text:s text:c="8"/>(foo x y)))</text:span></text:p>
      <text:p text:style-name="P35"><text:span text:style-name="T43"/></text:p>
      <text:p text:style-name="P35"><text:span text:style-name="T43">--&gt; #CODE</text:span></text:p>
      <text:p text:style-name="P35"><text:span text:style-name="T43">--&gt; (12 7)</text:span></text:p>
      <text:h text:style-name="P32" text:outline-level="2"><text:span text:style-name="T2"/></text:h>
      <text:h text:style-name="P33" text:outline-level="2"><text:span text:style-name="T2">Flow control</text:span></text:h>
      <text:h text:style-name="P40" text:outline-level="3"><text:span text:style-name="T44">(progn &lt;form1&gt; &lt;form2&gt; ... &lt;formn&gt;)</text:span></text:h>
      <text:p text:style-name="P24"><text:span text:style-name="T44">The </text:span><text:span text:style-name="T17">progn</text:span><text:span text:style-name="T44"> form evaluates all contained forms in sequence and returns as value the value of the last evaluated form.</text:span></text:p>
      <text:h text:style-name="Heading_20_3" text:outline-level="3"><text:span text:style-name="T17">(dotimes (&lt;var&gt; &lt;count&gt;) &lt;form1&gt; &lt;form2&gt; ... &lt;formn&gt;)</text:span></text:h>
      <text:p text:style-name="Standard">The <text:span text:style-name="T17">dotimes</text:span><text:span text:style-name="T44"> form evaluates all the contained forms in sequence by first assigning the value </text:span><text:span text:style-name="T17">0</text:span><text:span text:style-name="T44"> to the variable </text:span><text:span text:style-name="T17">&lt;var&gt;</text:span><text:span text:style-name="T44">, then </text:span><text:span text:style-name="T17">1</text:span><text:span text:style-name="T44">, then </text:span><text:span text:style-name="T17">2</text:span><text:span text:style-name="T44"> and so on until the variable would get the value of </text:span><text:span text:style-name="T17">&lt;count&gt;</text:span><text:span text:style-name="T44">. At this point (without evaluating the forms with </text:span><text:span text:style-name="T17">&lt;var&gt;</text:span><text:span text:style-name="T44"> equal to </text:span><text:span text:style-name="T17">&lt;count&gt;</text:span><text:span text:style-name="T44">) the loop is terminated and the final value is </text:span><text:span text:style-name="T17">undefined</text:span><text:span text:style-name="T44">. The form </text:span><text:span text:style-name="T17">&lt;count&gt;</text:span><text:span text:style-name="T44"> is evaluated only once and the body of the loop </text:span><text:span text:style-name="T29">may be not executed</text:span><text:span text:style-name="T44"> if the result of evaluating </text:span><text:span text:style-name="T17">&lt;count&gt;</text:span><text:span text:style-name="T44"> is smaller than </text:span><text:span text:style-name="T17">1</text:span><text:span text:style-name="T44">.</text:span></text:p>
      <text:p text:style-name="Standard"><text:span text:style-name="T44"/></text:p>
      <text:h text:style-name="P39" text:outline-level="3"><text:span text:style-name="T17">(dolist (&lt;var&gt; &lt;list&gt;) &lt;form1&gt; &lt;form2&gt; ... &lt;formn&gt;)</text:span></text:h>
      <text:p text:style-name="P3"><text:span text:style-name="T44">The </text:span><text:span text:style-name="T17">dolist</text:span><text:span text:style-name="T44"> form evaluates all the contained forms in sequence by first assigning to the variable </text:span><text:span text:style-name="T17">&lt;var&gt;</text:span><text:span text:style-name="T44"> the first element of the list returned by evaluating </text:span><text:span text:style-name="T17">&lt;list&gt;</text:span><text:span text:style-name="T44">, then the second and <text:s/>so on until the end of the list.</text:span></text:p>
      <text:p text:style-name="P3"><text:span text:style-name="T44">Once the list is exhausted the loop is terminated and the final value is </text:span><text:span text:style-name="T17">undefined</text:span><text:span text:style-name="T44">. The form </text:span><text:span text:style-name="T17">&lt;list&gt;</text:span><text:span text:style-name="T44"> is evaluated only once and the body of the loop </text:span><text:span text:style-name="T29">may be not executed</text:span><text:span text:style-name="T44"> if the result of evaluating </text:span><text:span text:style-name="T17">&lt;list&gt;</text:span><text:span text:style-name="T44"> is an empty list.</text:span></text:p>
      <text:h text:style-name="Heading_20_3" text:outline-level="3"><text:soft-page-break/><text:span text:style-name="T44">dolist</text:span></text:h>
      <text:h text:style-name="Heading_20_3" text:outline-level="3"><text:span text:style-name="T44">do</text:span></text:h>
      <text:h text:style-name="Heading_20_3" text:outline-level="3"><text:span text:style-name="T44">If</text:span></text:h>
      <text:h text:style-name="Heading_20_3" text:outline-level="3"><text:span text:style-name="T44">when</text:span></text:h>
      <text:h text:style-name="Heading_20_3" text:outline-level="3"><text:span text:style-name="T44">unless</text:span></text:h>
      <text:h text:style-name="Heading_20_3" text:outline-level="3"><text:span text:style-name="T44">let</text:span></text:h>
      <text:h text:style-name="Heading_20_3" text:outline-level="3"><text:span text:style-name="T44">let*</text:span></text:h>
      <text:h text:style-name="Heading_20_3" text:outline-level="3"><text:span text:style-name="T44"/></text:h>
      <text:h text:style-name="P31" text:outline-level="2"><text:span text:style-name="T2">Predefined functions and macros</text:span></text:h>
      <text:h text:style-name="P31" text:outline-level="2"><text:span text:style-name="T2">Libraries</text:span></text:h>
      <text:h text:style-name="P31" text:outline-level="2"><text:span text:style-name="T2">Reader customization</text:span></text:h>
      <text:h text:style-name="P27" text:outline-level="1"><text:span text:style-name="T2">The REPL</text:span></text:h>
      <text:h text:style-name="P27" text:outline-level="1"><text:span text:style-name="T2">Implementation</text:span></text:h>
      <text:h text:style-name="P31" text:outline-level="2"><text:span text:style-name="T2">Implementation of namespaces</text:span></text:h>
      <text:h text:style-name="P31" text:outline-level="2"><text:span text:style-name="T2">Defmacro, macrolet, symbol-macrolet</text:span></text:h>
      <text:h text:style-name="P31" text:outline-level="2"><text:span text:style-name="T2">JS-Compile</text:span></text:h>
      <text:h text:style-name="P31" text:outline-level="2"><text:span text:style-name="T2">Bootstrap</text:span></text:h>
      <text:h text:style-name="P31" text:outline-level="2"><text:span text:style-name="T2">Compatibility</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onospace" svg:font-family="monospace"/>
    <style:font-face style:name="Courier 10 Pitch1" svg:font-family="'Courier 10 Pitch'" style:font-pitch="fixed"/>
    <style:font-face style:name="Courier 10 Pitch" svg:font-family="'Courier 10 Pitch'" style:font-adornments="Regular"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3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de_20_sample" style:display-name="Code sample" style:family="paragraph" style:parent-style-name="Text_20_body" style:class="text" style:master-page-name="">
      <style:paragraph-properties fo:margin-top="0in" fo:margin-bottom="0in" fo:line-height="100%" style:page-number="auto" fo:background-color="#ffffcc" fo:padding="0.1201in" fo:border="0.0008in solid #000000" style:shadow="none">
        <style:tab-stops/>
        <style:background-image/>
      </style:paragraph-properties>
      <style:text-properties fo:color="#000000" style:font-name="Courier 10 Pitch" fo:font-size="13pt" fo:font-weight="normal" style:font-size-asian="10.5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drea Griffini</meta:initial-creator>
    <meta:creation-date>2011-08-10T21:08:58</meta:creation-date>
    <dc:date>2011-08-11T01:21:22</dc:date>
    <dc:creator>Andrea Griffini</dc:creator>
    <meta:editing-duration>PT03H42M13S</meta:editing-duration>
    <meta:editing-cycles>15</meta:editing-cycles>
    <meta:generator>OpenOffice.org/3.2$Linux OpenOffice.org_project/320m19$Build-9505</meta:generator>
    <meta:document-statistic meta:table-count="0" meta:image-count="0" meta:object-count="0" meta:page-count="9" meta:paragraph-count="141" meta:word-count="2236" meta:character-count="13128"/>
  </office:meta>
</office:document-meta>
</file>